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3159in" text:min-label-width="0.25in" text:list-level-position-and-space-mode="label-alignment">
          <style:list-level-label-alignment text:label-followed-by="listtab" fo:margin-left="0.565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159in" text:min-label-width="0.25in" text:list-level-position-and-space-mode="label-alignment">
          <style:list-level-label-alignment text:label-followed-by="listtab" fo:margin-left="1.065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159in" text:min-label-width="0.25in" text:list-level-position-and-space-mode="label-alignment">
          <style:list-level-label-alignment text:label-followed-by="listtab" fo:margin-left="1.565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159in" text:min-label-width="0.25in" text:list-level-position-and-space-mode="label-alignment">
          <style:list-level-label-alignment text:label-followed-by="listtab" fo:margin-left="2.065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159in" text:min-label-width="0.25in" text:list-level-position-and-space-mode="label-alignment">
          <style:list-level-label-alignment text:label-followed-by="listtab" fo:margin-left="2.565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159in" text:min-label-width="0.25in" text:list-level-position-and-space-mode="label-alignment">
          <style:list-level-label-alignment text:label-followed-by="listtab" fo:margin-left="3.065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159in" text:min-label-width="0.25in" text:list-level-position-and-space-mode="label-alignment">
          <style:list-level-label-alignment text:label-followed-by="listtab" fo:margin-left="3.565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159in" text:min-label-width="0.25in" text:list-level-position-and-space-mode="label-alignment">
          <style:list-level-label-alignment text:label-followed-by="listtab" fo:margin-left="4.065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159in" text:min-label-width="0.25in" text:list-level-position-and-space-mode="label-alignment">
          <style:list-level-label-alignment text:label-followed-by="listtab" fo:margin-left="4.565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color="#0E2841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color="#E97132" fo:background-color="#D3D3D3"/>
    </style:style>
    <style:style style:name="T4" style:parent-style-name="DefaultParagraphFont" style:family="text">
      <style:text-properties fo:font-weight="bold" style:font-weight-asian="bold" style:font-weight-complex="bold" fo:color="#E97132" fo:background-color="#D3D3D3"/>
    </style:style>
    <style:style style:name="P5" style:parent-style-name="Normal" style:family="paragraph">
      <style:text-properties fo:font-weight="bold" style:font-weight-asian="bold" style:font-weight-complex="bold" fo:color="#E97132" fo:background-color="#D3D3D3"/>
    </style:style>
    <style:style style:name="T6" style:parent-style-name="DefaultParagraphFont" style:family="text">
      <style:text-properties fo:font-weight="bold" style:font-weight-asian="bold" style:font-weight-complex="bold" fo:color="#E97132" fo:background-color="#D3D3D3"/>
    </style:style>
    <style:style style:name="P7" style:parent-style-name="Normal" style:family="paragraph">
      <style:text-properties fo:color="#E97132" fo:background-color="#D3D3D3"/>
    </style:style>
    <style:style style:name="T8" style:parent-style-name="DefaultParagraphFont" style:family="text">
      <style:text-properties fo:font-weight="bold" style:font-weight-asian="bold" style:font-weight-complex="bold" fo:color="#E97132" fo:background-color="#D3D3D3"/>
    </style:style>
    <style:style style:name="P9" style:parent-style-name="Normal" style:family="paragraph">
      <style:text-properties fo:font-weight="bold" style:font-weight-asian="bold" style:font-weight-complex="bold" fo:color="#E97132" fo:background-color="#D3D3D3"/>
    </style:style>
    <style:style style:name="T10" style:parent-style-name="DefaultParagraphFont" style:family="text">
      <style:text-properties fo:font-weight="bold" style:font-weight-asian="bold" style:font-weight-complex="bold" fo:color="#E97132" fo:background-color="#D3D3D3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 fo:color="#E97132" fo:background-color="#D3D3D3"/>
    </style:style>
    <style:style style:name="T23" style:parent-style-name="DefaultParagraphFont" style:family="text">
      <style:text-properties fo:font-weight="bold" style:font-weight-asian="bold" style:font-weight-complex="bold" fo:color="#E97132" fo:background-color="#D3D3D3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color="#E97132" fo:background-color="#D3D3D3"/>
    </style:style>
    <style:style style:name="P32" style:parent-style-name="Normal" style:family="paragraph">
      <style:text-properties fo:color="#E97132" fo:background-color="#D3D3D3"/>
    </style:style>
    <style:style style:name="P33" style:parent-style-name="Normal" style:family="paragraph">
      <style:text-properties fo:color="#000000"/>
    </style:style>
    <style:style style:name="P34" style:parent-style-name="Normal" style:family="paragraph">
      <style:text-properties fo:color="#000000"/>
    </style:style>
    <style:style style:name="P35" style:parent-style-name="Normal" style:family="paragraph">
      <style:text-properties fo:color="#000000"/>
    </style:style>
    <style:style style:name="P36" style:parent-style-name="Normal" style:family="paragraph">
      <style:text-properties fo:color="#000000"/>
    </style:style>
    <style:style style:name="P37" style:parent-style-name="Normal" style:family="paragraph">
      <style:text-properties fo:color="#000000"/>
    </style:style>
    <style:style style:name="T38" style:parent-style-name="DefaultParagraphFont" style:family="text">
      <style:text-properties fo:font-weight="bold" style:font-weight-asian="bold" style:font-weight-complex="bold" fo:color="#E97132" fo:background-color="#D3D3D3"/>
    </style:style>
  </office:automatic-styles>
  <office:body>
    <office:text text:use-soft-page-breaks="true">
      <text:p text:style-name="P1"><text:span text:style-name="T2">News Article Classification (Real/fake)</text:span></text:p>
      <text:p text:style-name="P3"/>
      <text:p text:style-name="Normal"><text:span text:style-name="T4">Introduction</text:span></text:p>
      <text:p text:style-name="Normal">In today’s digital era, the widespread use of online platforms and social media has led to an<text:s/>exponential growth in information sharing. While this has made news more accessible, it has also<text:s/>created a serious challenge.<text:s/>With the rapid rise of digital media, fake news has become a major concern, spreading misinformation and influencing public opinion. Detecting fake news automatically using Natural Language Processing (NLP) has become an important research<text:s/>area. This<text:s/>project focuses on classifying news articles as fake or real by leveraging NLP techniques and machine learning models. By preprocessing textual data,<text:s/>vectorising<text:s/>it into numerical representations, and applying supervised learning algorithms, we aim to build an efficient fake news detection system.</text:p>
      <text:p text:style-name="P5"/>
      <text:p text:style-name="Normal"><text:span text:style-name="T6">Objective</text:span></text:p>
      <text:p text:style-name="Normal">To develop a machine learning model that classifies a given news article as Fake or Real using NLP techniques.</text:p>
      <text:p text:style-name="P7"/>
      <text:p text:style-name="Normal"><text:span text:style-name="T8">Abstract</text:span></text:p>
      <text:p text:style-name="Normal">The rapid spread of misinformation through online platforms has highlighted the need for automated systems to detect fake news. This project presents a machine learning–based approach for classifying news articles as Fake or Real using Natural Language Processing (NLP) techniques. The complete workflow was implemented on a mobile device, utilizing Google Colab for dataset preprocessing and model training, and Pydroid 3 for deployment with a Streamlit-based interface. The dataset was cleaned using text preprocessing techniques such as tokenization, stopword removal, and lemmatization, followed by feature extraction through TF-IDF vectorization. Both Logistic Regression and Naïve Bayes classifiers were trained and evaluated, with Logistic Regression achieving the best accuracy of 94%. The trained model was deployed as a mobile-accessible Streamlit application, enabling real-time predictions. This work demonstrates that advanced NLP and machine learning projects can be successfully executed on mobile platforms, providing a lightweight yet efficient solution for fake news detection.</text:p>
      <text:p text:style-name="P9"/>
      <text:p text:style-name="Normal"><text:span text:style-name="T10">Tools &amp; Technologies</text:span></text:p>
      <text:p text:style-name="Normal"><text:span text:style-name="T11">Programming Language</text:span><text:span text:style-name="T12"><text:s/></text:span>: Python</text:p>
      <text:p text:style-name="Normal"><text:span text:style-name="T13">Libraries</text:span><text:span text:style-name="T14"><text:s/></text:span>: Scikit-learn, Pandas, NumPy, NLTK, Streamlit</text:p>
      <text:p text:style-name="Normal"><text:span text:style-name="T15">Environment</text:span><text:span text:style-name="T16"><text:s/></text:span>: Jupyter Notebook,<text:s/>Streamlit<text:s/>web app</text:p>
      <text:p text:style-name="Normal"><text:span text:style-name="T17">Platforms Used</text:span><text:s/>:</text:p>
      <text:p text:style-name="Normal"><text:span text:style-name="T18">Google Colab App/Browser</text:span>: For dataset handling, preprocessing, model training</text:p>
      <text:p text:style-name="Normal"><text:span text:style-name="T19">Pydroid3 (Android IDE):</text:span><text:s/>For running Python code and deploying the Streamlit app locally</text:p>
      <text:p text:style-name="Normal"><text:span text:style-name="T20">Dataset Source</text:span><text:span text:style-name="T21"><text:s/></text:span>: Kaggle (labeled dataset of fake and real news articles)</text:p>
      <text:p text:style-name="P22"/>
      <text:p text:style-name="Normal"><text:span text:style-name="T23">Methodology (Mobile Workflow)</text:span></text:p>
      <text:p text:style-name="P24">Step 1: Dataset Collection</text:p>
      <text:p text:style-name="Normal">Downloaded labeled dataset from Kaggle directly into Google Colab on mobile.</text:p>
      <text:p text:style-name="P25">Step 2: Data Cleaning</text:p>
      <text:p text:style-name="Normal">Used<text:s/><text:span text:style-name="T26">NLTK</text:span><text:s/>in Colab to clean text:</text:p>
      <text:p text:style-name="Normal">Lowercasing</text:p>
      <text:p text:style-name="Normal">Stopword removal</text:p>
      <text:p text:style-name="Normal">Lemmatization</text:p>
      <text:p text:style-name="Normal">Tokenization</text:p>
      <text:p text:style-name="P27">Step 3: Feature Extraction</text:p>
      <text:p text:style-name="Normal">Applied TF-IDF vectorization (in Colab) to transform articles into numerical vectors.</text:p>
      <text:p text:style-name="P28">Step 4: Model Training</text:p>
      <text:p text:style-name="Normal">Trained Logistic Regression and Naive Bayes models in Colab.</text:p>
      <text:p text:style-name="Normal">Evaluated both models → Logistic Regression achieved ~94% accuracy, chosen as final model.</text:p>
      <text:p text:style-name="P29">Step 5: Saving the Model</text:p>
      <text:p text:style-name="Normal">Exported trained model and TF-IDF vectorizer as .pkl files and moved them to mobile storage.</text:p>
      <text:p text:style-name="Normal"><text:span text:style-name="T30">Step 6: Deployment<text:s/></text:span>on Mobile</text:p>
      <text:p text:style-name="Normal">Wrote a Streamlit app (app.py) in Pydroid 3 editor.</text:p>
      <text:p text:style-name="Normal">Placed the trained model files in the same folder.</text:p>
      <text:p text:style-name="Normal">Ran streamlit run app.py in Pydroid → Launched a local web app accessible in mobile browser.</text:p>
      <text:p text:style-name="P31">Deliverables</text:p>
      <text:p text:style-name="P32"/>
      <text:p text:style-name="P33">Google Colab Notebook: Code for preprocessing, training, and evaluation (executed on mobile).</text:p>
      <text:p text:style-name="P34"/>
      <text:p text:style-name="P35">Trained Model: .pkl files stored and used on mobile.</text:p>
      <text:p text:style-name="P36"/>
      <text:p text:style-name="P37">Streamlit Mobile App: Real-time news classification running inside Pydroid 3.</text:p>
      <text:p text:style-name="Normal"><text:span text:style-name="T38">Conclusion</text:span></text:p>
      <text:p text:style-name="Normal">This project demonstrated that fake news classification using NLP and machine learning can be successfully implemented on a mobile device. By combining Google Colab (for training in the cloud) and Pydroid 3 (for deployment on device), I managed to handle the entire pipeline — from dataset preprocessing to real-time prediction — without requiring a computer. This proves that machine learning workflows can be carried out efficiently even with limited hardware resources, making the approach innovative and practical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159in" text:min-label-width="0.25in" text:list-level-position-and-space-mode="label-alignment">
          <style:list-level-label-alignment text:label-followed-by="listtab" fo:margin-left="0.565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8159in" text:min-label-width="0.25in" text:list-level-position-and-space-mode="label-alignment">
          <style:list-level-label-alignment text:label-followed-by="listtab" fo:margin-left="1.065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159in" text:min-label-width="0.25in" text:list-level-position-and-space-mode="label-alignment">
          <style:list-level-label-alignment text:label-followed-by="listtab" fo:margin-left="1.565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159in" text:min-label-width="0.25in" text:list-level-position-and-space-mode="label-alignment">
          <style:list-level-label-alignment text:label-followed-by="listtab" fo:margin-left="2.065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159in" text:min-label-width="0.25in" text:list-level-position-and-space-mode="label-alignment">
          <style:list-level-label-alignment text:label-followed-by="listtab" fo:margin-left="2.565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159in" text:min-label-width="0.25in" text:list-level-position-and-space-mode="label-alignment">
          <style:list-level-label-alignment text:label-followed-by="listtab" fo:margin-left="3.065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159in" text:min-label-width="0.25in" text:list-level-position-and-space-mode="label-alignment">
          <style:list-level-label-alignment text:label-followed-by="listtab" fo:margin-left="3.565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159in" text:min-label-width="0.25in" text:list-level-position-and-space-mode="label-alignment">
          <style:list-level-label-alignment text:label-followed-by="listtab" fo:margin-left="4.065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159in" text:min-label-width="0.25in" text:list-level-position-and-space-mode="label-alignment">
          <style:list-level-label-alignment text:label-followed-by="listtab" fo:margin-left="4.565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ddimanisha7@gmail.com</meta:initial-creator>
    <dc:creator>siddimanisha7@gmail.com</dc:creator>
    <meta:creation-date>2025-09-15T08:37:00Z</meta:creation-date>
    <dc:date>2025-09-15T08:37:00Z</dc:date>
    <meta:template xlink:href="Normal.dotm" xlink:type="simple"/>
    <meta:editing-cycles>36</meta:editing-cycles>
    <meta:editing-duration>PT5220S</meta:editing-duration>
    <meta:document-statistic meta:page-count="1" meta:paragraph-count="8" meta:word-count="614" meta:character-count="4109" meta:row-count="29" meta:non-whitespace-character-count="3503"/>
  </office:meta>
</office:document-meta>
</file>